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7.594cm" svg:height="1.429cm" svg:x="9.916cm" svg:y="1.635cm">
          <text:p text:style-name="P1">Tag (directory nam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5.08cm" svg:height="1.27cm" svg:x="11.16cm" svg:y="3.54cm">
          <text:p text:style-name="P1">Commi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3.713cm" svg:y1="3.064cm" svg:x2="13.7cm" svg:y2="3.54cm" draw:start-shape="id1" draw:start-glue-point="2" draw:end-shape="id2" draw:end-glue-point="0" svg:d="m13713 3064-13 476">
          <text:p/>
        </draw:connector>
        <draw:connector draw:style-name="gr2" draw:text-style-name="P1" draw:layer="layout" draw:type="line" svg:x1="13.714cm" svg:y1="5.28cm" svg:x2="13.7cm" svg:y2="4.81cm" draw:start-shape="id3" draw:start-glue-point="4" draw:end-shape="id2" draw:end-glue-point="2" svg:d="m13714 5280-14-470">
          <text:p/>
        </draw:connector>
        <draw:custom-shape draw:style-name="gr1" draw:text-style-name="P1" draw:id="id5" draw:layer="layout" svg:width="5.08cm" svg:height="1.27cm" svg:x="3.66cm" svg:y="3.54cm">
          <text:p text:style-name="P1">Commit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3.81cm" svg:height="1.435cm" svg:x="4.31cm" svg:y="5.28cm">
          <text:p text:style-name="P1">Tree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6.214cm" svg:y1="5.28cm" svg:x2="6.2cm" svg:y2="4.81cm" draw:start-shape="id4" draw:start-glue-point="4" draw:end-shape="id5" draw:end-glue-point="2" svg:d="m6214 5280-14-470">
          <text:p/>
        </draw:connector>
        <draw:custom-shape draw:style-name="gr1" draw:text-style-name="P1" draw:id="id6" draw:layer="layout" svg:width="1.905cm" svg:height="1.27cm" svg:x="2.39cm" svg:y="7.12cm">
          <text:p text:style-name="P1">Bl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342cm" svg:y1="7.12cm" svg:x2="4.31cm" svg:y2="6.713cm" draw:start-shape="id6" draw:start-glue-point="4" draw:end-shape="id4" draw:end-glue-point="6" svg:d="m3342 7120 968-407">
          <text:p/>
        </draw:connector>
        <draw:connector draw:style-name="gr2" draw:text-style-name="P1" draw:layer="layout" draw:type="line" svg:x1="6.214cm" svg:y1="6.713cm" svg:x2="6.214cm" svg:y2="7.081cm" draw:start-shape="id4" draw:start-glue-point="7" draw:end-shape="id7" draw:end-glue-point="4" svg:d="m6214 6713v368">
          <text:p/>
        </draw:connector>
        <draw:connector draw:style-name="gr3" draw:text-style-name="P1" draw:layer="layout" draw:type="line" svg:x1="11.16cm" svg:y1="4.175cm" svg:x2="8.74cm" svg:y2="4.175cm" draw:start-shape="id2" draw:start-glue-point="3" draw:end-shape="id5" draw:end-glue-point="1" svg:d="m11160 4175h-2420">
          <text:p/>
        </draw:connector>
        <draw:custom-shape draw:style-name="gr1" draw:text-style-name="P1" draw:id="id7" draw:layer="layout" svg:width="3.81cm" svg:height="1.435cm" svg:x="4.31cm" svg:y="7.081cm">
          <text:p text:style-name="P1">Tree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id="id3" draw:layer="layout" svg:width="3.81cm" svg:height="1.435cm" svg:x="11.81cm" svg:y="5.28cm">
          <text:p text:style-name="P1">Tree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id="id8" draw:layer="layout" svg:width="1.905cm" svg:height="1.27cm" svg:x="9.89cm" svg:y="7.12cm">
          <text:p text:style-name="P1">Bl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842cm" svg:y1="7.12cm" svg:x2="11.81cm" svg:y2="6.713cm" draw:start-shape="id8" draw:start-glue-point="4" draw:end-shape="id3" draw:end-glue-point="6" svg:d="m10842 7120 968-407">
          <text:p/>
        </draw:connector>
        <draw:connector draw:style-name="gr2" draw:text-style-name="P1" draw:layer="layout" draw:type="line" svg:x1="13.714cm" svg:y1="6.713cm" svg:x2="13.714cm" svg:y2="7.081cm" draw:start-shape="id3" draw:start-glue-point="7" draw:end-shape="id9" draw:end-glue-point="4" svg:d="m13714 6713v368">
          <text:p/>
        </draw:connector>
        <draw:custom-shape draw:style-name="gr1" draw:text-style-name="P1" draw:id="id9" draw:layer="layout" svg:width="3.81cm" svg:height="1.435cm" svg:x="11.81cm" svg:y="7.081cm">
          <text:p text:style-name="P1">Tree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id="id10" draw:layer="layout" svg:width="1.905cm" svg:height="1.27cm" svg:x="5.245cm" svg:y="8.921cm">
          <text:p text:style-name="P1">Bl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197cm" svg:y1="8.921cm" svg:x2="6.214cm" svg:y2="8.514cm" draw:start-shape="id10" draw:start-glue-point="4" draw:end-shape="id7" draw:end-glue-point="7" svg:d="m6197 8921 17-407">
          <text:p/>
        </draw:connector>
        <draw:custom-shape draw:style-name="gr1" draw:text-style-name="P1" draw:id="id11" draw:layer="layout" svg:width="1.905cm" svg:height="1.27cm" svg:x="12.746cm" svg:y="8.922cm">
          <text:p text:style-name="P1">Bl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698cm" svg:y1="8.922cm" svg:x2="13.715cm" svg:y2="8.515cm" draw:start-shape="id11" draw:start-glue-point="4" svg:d="m13698 8922 17-4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ill Burdick</meta:initial-creator>
    <meta:creation-date>2010-01-18T22:45:53</meta:creation-date>
    <dc:date>2010-01-18T23:03:07</dc:date>
    <dc:creator>Bill Burdick</dc:creator>
    <meta:editing-duration>PT00H11M45S</meta:editing-duration>
    <meta:editing-cycles>2</meta:editing-cycles>
    <meta:generator>OpenOffice.org/3.1$Linux OpenOffice.org_project/310m19$Build-9420</meta:generator>
    <meta:document-statistic meta:object-count="21"/>
  </office:meta>
</office:document-meta>
</file>